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4.563cm"/>
    </style:style>
    <style:style style:name="co28" style:family="table-column">
      <style:table-column-properties fo:break-before="auto" style:column-width="3.283cm"/>
    </style:style>
    <style:style style:name="co29" style:family="table-column">
      <style:table-column-properties fo:break-before="auto" style:column-width="4.87cm"/>
    </style:style>
    <style:style style:name="co30" style:family="table-column">
      <style:table-column-properties fo:break-before="auto" style:column-width="2.018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2.357cm"/>
    </style:style>
    <style:style style:name="co20" style:family="table-column">
      <style:table-column-properties fo:break-before="auto" style:column-width="5.001cm"/>
    </style:style>
    <style:style style:name="co21" style:family="table-column">
      <style:table-column-properties fo:break-before="auto" style:column-width="9.954cm"/>
    </style:style>
    <style:style style:name="co9" style:family="table-column">
      <style:table-column-properties fo:break-before="auto" style:column-width="2.245cm"/>
    </style:style>
    <style:style style:name="co10" style:family="table-column">
      <style:table-column-properties fo:break-before="auto" style:column-width="3.182cm"/>
    </style:style>
    <style:style style:name="co11" style:family="table-column">
      <style:table-column-properties fo:break-before="auto" style:column-width="2.487cm"/>
    </style:style>
    <style:style style:name="co13" style:family="table-column">
      <style:table-column-properties fo:break-before="auto" style:column-width="2.383cm"/>
    </style:style>
    <style:style style:name="co14" style:family="table-column">
      <style:table-column-properties fo:break-before="auto" style:column-width="4.546cm"/>
    </style:style>
    <style:style style:name="co15" style:family="table-column">
      <style:table-column-properties fo:break-before="auto" style:column-width="2.731cm"/>
    </style:style>
    <style:style style:name="co16" style:family="table-column">
      <style:table-column-properties fo:break-before="auto" style:column-width="2.799cm"/>
    </style:style>
    <style:style style:name="co17" style:family="table-column">
      <style:table-column-properties fo:break-before="auto" style:column-width="1.482cm"/>
    </style:style>
    <style:style style:name="co18" style:family="table-column">
      <style:table-column-properties fo:break-before="auto" style:column-width="6.313cm"/>
    </style:style>
    <style:style style:name="co19" style:family="table-column">
      <style:table-column-properties fo:break-before="auto" style:column-width="7.595cm"/>
    </style:style>
    <style:style style:name="co22" style:family="table-column">
      <style:table-column-properties fo:break-before="auto" style:column-width="2.454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0.945cm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0.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  <style:style style:name="ce16" style:family="table-cell" style:parent-style-name="Default">
      <style:table-cell-properties fo:border-bottom="none" fo:border-left="0.002cm solid #000000" fo:border-right="none" fo:border-top="none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EXPORT" table:style-name="ta1" table:print="false"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14" table:number-columns-repeated="6" table:default-cell-style-name="ce8"/>
        <table:table-column table:style-name="co14" table:default-cell-style-name="Default"/>
        <table:table-column table:style-name="co14" table:number-columns-repeated="1007" table:default-cell-style-name="ce8"/>
        <table:table-row table:style-name="ro5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OccupationName">
            <text:p>Occupation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HelpText">
            <text:p>HelpText</text:p>
          </table:table-cell>
          <table:table-cell table:style-name="ce1" table:formula="of:=[HumanReadable.F1]" office:value-type="string" office:string-value="BlueprintClass">
            <text:p>BlueprintClass</text:p>
          </table:table-cell>
          <table:table-cell table:style-name="ce1" table:formula="of:=[HumanReadable.G1]" office:value-type="string" office:string-value="Icon">
            <text:p>Icon</text:p>
          </table:table-cell>
          <table:table-cell table:style-name="ce1" table:formula="of:=[HumanReadable.H1]" office:value-type="string" office:string-value="Mesh">
            <text:p>Mesh</text:p>
          </table:table-cell>
          <table:table-cell table:style-name="ce1" table:formula="of:=[HumanReadable.I1]" office:value-type="string" office:string-value="EducateCost">
            <text:p>EducateCost</text:p>
          </table:table-cell>
          <table:table-cell table:style-name="ce1" table:formula="of:=[HumanReadable.J1]" office:value-type="string" office:string-value="SuggestedSkills">
            <text:p>SuggestedSkills</text:p>
          </table:table-cell>
          <table:table-cell table:style-name="ce1" table:formula="of:=[HumanReadable.K1]" office:value-type="string" office:string-value="HarvesterJobTypes">
            <text:p>HarvesterJobTypes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string" office:string-value="Serf">
            <text:p>Serf</text:p>
          </table:table-cell>
          <table:table-cell table:style-name="ce1" table:formula="of:=[HumanReadable.D2]" office:value-type="float" office:value="1">
            <text:p>1</text:p>
          </table:table-cell>
          <table:table-cell table:style-name="ce1" table:formula="of:=[HumanReadable.E2]" office:value-type="string" office:string-value="The Serf carries items from one building to another, and is absolutely vital to your economy. Serfs don't occupy any specific building.">
            <text:p>The Serf carries items from one building to another, and is absolutely vital to your economy. Serfs don't occupy any specific building.</text:p>
          </table:table-cell>
          <table:table-cell table:style-name="ce1" table:formula="of:=[HumanReadable.F2]" office:value-type="string" office:string-value="Serf">
            <text:p>Serf</text:p>
          </table:table-cell>
          <table:table-cell table:style-name="ce1" table:formula="of:=[HumanReadable.G2]" office:value-type="string" office:string-value="serfIcon">
            <text:p>serfIcon</text:p>
          </table:table-cell>
          <table:table-cell table:style-name="ce1" table:formula="of:=[HumanReadable.H2]" office:value-type="string" office:string-value="default">
            <text:p>default</text:p>
          </table:table-cell>
          <table:table-cell table:style-name="ce1" table:formula="of:=INDIRECT(  ADDRESS(   MATCH([HumanReadable.I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2];[SuggestedSkills.$A$1:.$A$500];0);    MATCH(&quot;Importances&quot;;[SuggestedSkills.$A$1:.$H$1];0);     1;1;&quot;SuggestedSkills&quot;   )  )=&quot;()&quot;;  &quot;&quot;;  INDIRECT(   ADDRESS(    MATCH([HumanReadable.$J2];[SuggestedSkills.$A$1:.$A$500];0);    MATCH(&quot;Importances&quot;;[SuggestedSkills.$A$1:.$H$1];0);     1;1;&quot;SuggestedSkills&quot;   )  ) )" office:value-type="string" office:string-value="((StatName=NullSkill, StatImportance=100))">
            <text:p>((StatName=NullSkill, StatImportance=100))</text:p>
          </table:table-cell>
          <table:table-cell table:style-name="ce1" table:formula="of:=INDIRECT(  ADDRESS(   MATCH([HumanReadable.$K2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string" office:string-value="Builder">
            <text:p>Builder</text:p>
          </table:table-cell>
          <table:table-cell table:style-name="ce1" table:formula="of:=[HumanReadable.D3]" office:value-type="float" office:value="2">
            <text:p>2</text:p>
          </table:table-cell>
          <table:table-cell table:style-name="ce1" table:formula="of:=[HumanReadable.E3]" office:value-type="string" office:string-value="The builder constructs buildings. A builder will go to the nearest constructionsites to start building. ">
            <text:p>The builder constructs buildings. A builder will go to the nearest constructionsites to start building. </text:p>
          </table:table-cell>
          <table:table-cell table:style-name="ce1" table:formula="of:=[HumanReadable.F3]" office:value-type="string" office:string-value="Builder">
            <text:p>Builder</text:p>
          </table:table-cell>
          <table:table-cell table:style-name="ce1" table:formula="of:=[HumanReadable.G3]" office:value-type="string" office:string-value="builderIcon">
            <text:p>builderIcon</text:p>
          </table:table-cell>
          <table:table-cell table:style-name="ce1" table:formula="of:=[HumanReadable.H3]" office:value-type="string" office:string-value="default">
            <text:p>default</text:p>
          </table:table-cell>
          <table:table-cell table:style-name="ce1" table:formula="of:=INDIRECT(  ADDRESS(   MATCH([HumanReadable.I3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3];[SuggestedSkills.$A$1:.$A$500];0);    MATCH(&quot;Importances&quot;;[SuggestedSkills.$A$1:.$H$1];0);     1;1;&quot;SuggestedSkills&quot;   )  )=&quot;()&quot;;  &quot;&quot;;  INDIRECT(   ADDRESS(    MATCH([HumanReadable.$J3];[SuggestedSkills.$A$1:.$A$500];0);    MATCH(&quot;Importances&quot;;[SuggestedSkills.$A$1:.$H$1];0);     1;1;&quot;SuggestedSkills&quot;   )  ) )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table:style-name="ce1" table:formula="of:=INDIRECT(  ADDRESS(   MATCH([HumanReadable.$K3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string" office:string-value="Lumberjack">
            <text:p>Lumberjack</text:p>
          </table:table-cell>
          <table:table-cell table:style-name="ce1" table:formula="of:=[HumanReadable.D4]" office:value-type="float" office:value="3">
            <text:p>3</text:p>
          </table:table-cell>
          <table:table-cell table:style-name="ce1" table:formula="of:=[HumanReadable.E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F4]" office:value-type="string" office:string-value="Harvester">
            <text:p>Harvester</text:p>
          </table:table-cell>
          <table:table-cell table:style-name="ce1" table:formula="of:=[HumanReadable.G4]" office:value-type="string" office:string-value="lumberjackIcon">
            <text:p>lumberjackIcon</text:p>
          </table:table-cell>
          <table:table-cell table:style-name="ce1" table:formula="of:=[HumanReadable.H4]" office:value-type="string" office:string-value="default">
            <text:p>default</text:p>
          </table:table-cell>
          <table:table-cell table:style-name="ce1" table:formula="of:=INDIRECT(  ADDRESS(   MATCH([HumanReadable.I4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4];[SuggestedSkills.$A$1:.$A$500];0);    MATCH(&quot;Importances&quot;;[SuggestedSkills.$A$1:.$H$1];0);     1;1;&quot;SuggestedSkills&quot;   )  )=&quot;()&quot;;  &quot;&quot;;  INDIRECT(   ADDRESS(    MATCH([HumanReadable.$J4];[SuggestedSkills.$A$1:.$A$500];0);    MATCH(&quot;Importances&quot;;[SuggestedSkills.$A$1:.$H$1];0);     1;1;&quot;SuggestedSkills&quot;   )  ) )" office:value-type="string" office:string-value="((StatName=Strength, StatImportance=85),(StatName=Constitution, StatImportance=65),(StatName=PlantSkill, StatImportance=50))">
            <text:p>((StatName=Strength, StatImportance=85),(StatName=Constitution, StatImportance=65),(StatName=PlantSkill, StatImportance=50))</text:p>
          </table:table-cell>
          <table:table-cell table:style-name="ce1" table:formula="of:=INDIRECT(  ADDRESS(   MATCH([HumanReadable.$K4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string" office:string-value="Carpenter">
            <text:p>Carpenter</text:p>
          </table:table-cell>
          <table:table-cell table:style-name="ce1" table:formula="of:=[HumanReadable.D5]" office:value-type="float" office:value="4">
            <text:p>4</text:p>
          </table:table-cell>
          <table:table-cell table:style-name="ce1" table:formula="of:=[HumanReadable.E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F5]" office:value-type="string" office:string-value="Crafter">
            <text:p>Crafter</text:p>
          </table:table-cell>
          <table:table-cell table:style-name="ce1" table:formula="of:=[HumanReadable.G5]" office:value-type="string" office:string-value="carpenterIcon">
            <text:p>carpenterIcon</text:p>
          </table:table-cell>
          <table:table-cell table:style-name="ce1" table:formula="of:=[HumanReadable.H5]" office:value-type="string" office:string-value="default">
            <text:p>default</text:p>
          </table:table-cell>
          <table:table-cell table:style-name="ce1" table:formula="of:=INDIRECT(  ADDRESS(   MATCH([HumanReadable.I5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5];[SuggestedSkills.$A$1:.$A$500];0);    MATCH(&quot;Importances&quot;;[SuggestedSkills.$A$1:.$H$1];0);     1;1;&quot;SuggestedSkills&quot;   )  )=&quot;()&quot;;  &quot;&quot;;  INDIRECT(   ADDRESS(    MATCH([HumanReadable.$J5];[SuggestedSkills.$A$1:.$A$500];0);    MATCH(&quot;Importances&quot;;[SuggestedSkills.$A$1:.$H$1];0);     1;1;&quot;SuggestedSkills&quot;   )  ) )" office:value-type="string" office:string-value="((StatName=Strength, StatImportance=70),(StatName=Dexterity, StatImportance=70),(StatName=Constitution, StatImportance=50))">
            <text:p>((StatName=Strength, StatImportance=70),(StatName=Dexterity, StatImportance=70),(StatName=Constitution, StatImportance=50))</text:p>
          </table:table-cell>
          <table:table-cell table:style-name="ce1" table:formula="of:=INDIRECT(  ADDRESS(   MATCH([HumanReadable.$K5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string" office:string-value="Forester">
            <text:p>Forester</text:p>
          </table:table-cell>
          <table:table-cell table:style-name="ce1" table:formula="of:=[HumanReadable.D6]" office:value-type="float" office:value="6">
            <text:p>6</text:p>
          </table:table-cell>
          <table:table-cell table:style-name="ce1" table:formula="of:=[HumanReadable.E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F6]" office:value-type="string" office:string-value="Harvester">
            <text:p>Harvester</text:p>
          </table:table-cell>
          <table:table-cell table:style-name="ce1" table:formula="of:=[HumanReadable.G6]" office:value-type="string" office:string-value="foresterIcon">
            <text:p>foresterIcon</text:p>
          </table:table-cell>
          <table:table-cell table:style-name="ce1" table:formula="of:=[HumanReadable.H6]" office:value-type="string" office:string-value="default">
            <text:p>default</text:p>
          </table:table-cell>
          <table:table-cell table:style-name="ce1" table:formula="of:=INDIRECT(  ADDRESS(   MATCH([HumanReadable.I6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6];[SuggestedSkills.$A$1:.$A$500];0);    MATCH(&quot;Importances&quot;;[SuggestedSkills.$A$1:.$H$1];0);     1;1;&quot;SuggestedSkills&quot;   )  )=&quot;()&quot;;  &quot;&quot;;  INDIRECT(   ADDRESS(    MATCH([HumanReadable.$J6];[SuggestedSkills.$A$1:.$A$500];0);    MATCH(&quot;Importances&quot;;[SuggestedSkills.$A$1:.$H$1];0);     1;1;&quot;SuggestedSkills&quot;   )  ) )" office:value-type="string" office:string-value="((StatName=Dexterity, StatImportance=100),(StatName=PlantSkill, StatImportance=100),(StatName=Wisdom, StatImportance=50))">
            <text:p>((StatName=Dexterity, StatImportance=100),(StatName=PlantSkill, StatImportance=100),(StatName=Wisdom, StatImportance=50))</text:p>
          </table:table-cell>
          <table:table-cell table:style-name="ce1" table:formula="of:=INDIRECT(  ADDRESS(   MATCH([HumanReadable.$K6];[HarvesterJobTypes.$A$1:.$A$500];0);   MATCH(&quot;HarvesterJobTypes&quot;;[HarvesterJobTypes.$A$1:.$H$1];0);    1;1;&quot;HarvesterJobTypes&quot;  ) )" office:value-type="string" office:string-value="((harvestingJobType=Planting, doesJob=true),(harvestingJobType=Tending, doesJob=false),(harvestingJobType=Harvesting, doesJob=false),(harvestingJobType=Polishing, doesJob=false))">
            <text:p>((harvestingJobType=Planting, doesJob=tru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string" office:string-value="Farmer">
            <text:p>Farmer</text:p>
          </table:table-cell>
          <table:table-cell table:style-name="ce1" table:formula="of:=[HumanReadable.D7]" office:value-type="float" office:value="7">
            <text:p>7</text:p>
          </table:table-cell>
          <table:table-cell table:style-name="ce1" table:formula="of:=[HumanReadable.E7]" office:value-type="string" office:string-value="The farmer works in the Farm building.  The farmer will grow wheat and harvest it once it is fully grown, and turn them into Grain.">
            <text:p>The farmer works in the Farm building. <text:s/>The farmer will grow wheat and harvest it once it is fully grown, and turn them into Grain.</text:p>
          </table:table-cell>
          <table:table-cell table:style-name="ce1" table:formula="of:=[HumanReadable.F7]" office:value-type="string" office:string-value="Harvester">
            <text:p>Harvester</text:p>
          </table:table-cell>
          <table:table-cell table:style-name="ce1" table:formula="of:=[HumanReadable.G7]" office:value-type="string" office:string-value="farmerIcon">
            <text:p>farmerIcon</text:p>
          </table:table-cell>
          <table:table-cell table:style-name="ce1" table:formula="of:=[HumanReadable.H7]" office:value-type="string" office:string-value="default">
            <text:p>default</text:p>
          </table:table-cell>
          <table:table-cell table:style-name="ce1" table:formula="of:=INDIRECT(  ADDRESS(   MATCH([HumanReadable.I7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7];[SuggestedSkills.$A$1:.$A$500];0);    MATCH(&quot;Importances&quot;;[SuggestedSkills.$A$1:.$H$1];0);     1;1;&quot;SuggestedSkills&quot;   )  )=&quot;()&quot;;  &quot;&quot;;  INDIRECT(   ADDRESS(    MATCH([HumanReadable.$J7];[SuggestedSkills.$A$1:.$A$500];0);    MATCH(&quot;Importances&quot;;[SuggestedSkills.$A$1:.$H$1];0);     1;1;&quot;SuggestedSkills&quot;   )  ) )" office:value-type="string" office:string-value="((StatName=PlantSkill, StatImportance=85),(StatName=Dexterity, StatImportance=60),(StatName=Constitution, StatImportance=50))">
            <text:p>((StatName=PlantSkill, StatImportance=85),(StatName=Dexterity, StatImportance=60),(StatName=Constitution, StatImportance=50))</text:p>
          </table:table-cell>
          <table:table-cell table:style-name="ce1" table:formula="of:=INDIRECT(  ADDRESS(   MATCH([HumanReadable.$K7];[HarvesterJobTypes.$A$1:.$A$500];0);   MATCH(&quot;HarvesterJobTypes&quot;;[HarvesterJobTypes.$A$1:.$H$1];0);    1;1;&quot;HarvesterJobTypes&quot;  ) )" office:value-type="string" office:string-value="((harvestingJobType=Planting, doesJob=true),(harvestingJobType=Tending, doesJob=false),(harvestingJobType=Harvesting, doesJob=true),(harvestingJobType=Polishing, doesJob=true))">
            <text:p>((harvestingJobType=Planting, doesJob=tru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string" office:string-value="Miller">
            <text:p>Miller</text:p>
          </table:table-cell>
          <table:table-cell table:style-name="ce1" table:formula="of:=[HumanReadable.D8]" office:value-type="float" office:value="8">
            <text:p>8</text:p>
          </table:table-cell>
          <table:table-cell table:style-name="ce1" table:formula="of:=[HumanReadable.E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F8]" office:value-type="string" office:string-value="Crafter">
            <text:p>Crafter</text:p>
          </table:table-cell>
          <table:table-cell table:style-name="ce1" table:formula="of:=[HumanReadable.G8]" office:value-type="string" office:string-value="millerIcon">
            <text:p>millerIcon</text:p>
          </table:table-cell>
          <table:table-cell table:style-name="ce1" table:formula="of:=[HumanReadable.H8]" office:value-type="string" office:string-value="default">
            <text:p>default</text:p>
          </table:table-cell>
          <table:table-cell table:style-name="ce1" table:formula="of:=INDIRECT(  ADDRESS(   MATCH([HumanReadable.I8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8];[SuggestedSkills.$A$1:.$A$500];0);    MATCH(&quot;Importances&quot;;[SuggestedSkills.$A$1:.$H$1];0);     1;1;&quot;SuggestedSkills&quot;   )  )=&quot;()&quot;;  &quot;&quot;;  INDIRECT(   ADDRESS(    MATCH([HumanReadable.$J8];[SuggestedSkills.$A$1:.$A$500];0);    MATCH(&quot;Importances&quot;;[SuggestedSkills.$A$1:.$H$1];0);     1;1;&quot;SuggestedSkills&quot;   )  ) )" office:value-type="string" office:string-value="((StatName=Dexterity, StatImportance=60),(StatName=FoodSkill, StatImportance=60),(StatName=PlantSkill, StatImportance=50))">
            <text:p>((StatName=Dexterity, StatImportance=60),(StatName=FoodSkill, StatImportance=60),(StatName=PlantSkill, StatImportance=50))</text:p>
          </table:table-cell>
          <table:table-cell table:style-name="ce1" table:formula="of:=INDIRECT(  ADDRESS(   MATCH([HumanReadable.$K8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string" office:string-value="Baker">
            <text:p>Baker</text:p>
          </table:table-cell>
          <table:table-cell table:style-name="ce1" table:formula="of:=[HumanReadable.D9]" office:value-type="float" office:value="9">
            <text:p>9</text:p>
          </table:table-cell>
          <table:table-cell table:style-name="ce1" table:formula="of:=[HumanReadable.E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F9]" office:value-type="string" office:string-value="Crafter">
            <text:p>Crafter</text:p>
          </table:table-cell>
          <table:table-cell table:style-name="ce1" table:formula="of:=[HumanReadable.G9]" office:value-type="string" office:string-value="bakerIcon">
            <text:p>bakerIcon</text:p>
          </table:table-cell>
          <table:table-cell table:style-name="ce1" table:formula="of:=[HumanReadable.H9]" office:value-type="string" office:string-value="default">
            <text:p>default</text:p>
          </table:table-cell>
          <table:table-cell table:style-name="ce1" table:formula="of:=INDIRECT(  ADDRESS(   MATCH([HumanReadable.I9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9];[SuggestedSkills.$A$1:.$A$500];0);    MATCH(&quot;Importances&quot;;[SuggestedSkills.$A$1:.$H$1];0);     1;1;&quot;SuggestedSkills&quot;   )  )=&quot;()&quot;;  &quot;&quot;;  INDIRECT(   ADDRESS(    MATCH([HumanReadable.$J9];[SuggestedSkills.$A$1:.$A$500];0);    MATCH(&quot;Importances&quot;;[SuggestedSkills.$A$1:.$H$1];0);     1;1;&quot;SuggestedSkills&quot;   )  ) )" office:value-type="string" office:string-value="((StatName=FoodSkill, StatImportance=100),(StatName=Dexterity, StatImportance=80),(StatName=Intelligence, StatImportance=50))">
            <text:p>((StatName=FoodSkill, StatImportance=100),(StatName=Dexterity, StatImportance=80),(StatName=Intelligence, StatImportance=50))</text:p>
          </table:table-cell>
          <table:table-cell table:style-name="ce1" table:formula="of:=INDIRECT(  ADDRESS(   MATCH([HumanReadable.$K9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string" office:string-value="Mason">
            <text:p>Mason</text:p>
          </table:table-cell>
          <table:table-cell table:style-name="ce1" table:formula="of:=[HumanReadable.D10]" office:value-type="float" office:value="5">
            <text:p>5</text:p>
          </table:table-cell>
          <table:table-cell table:style-name="ce1" table:formula="of:=[HumanReadable.E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F10]" office:value-type="string" office:string-value="Harvester">
            <text:p>Harvester</text:p>
          </table:table-cell>
          <table:table-cell table:style-name="ce1" table:formula="of:=[HumanReadable.G10]" office:value-type="string" office:string-value="masonIcon">
            <text:p>masonIcon</text:p>
          </table:table-cell>
          <table:table-cell table:style-name="ce1" table:formula="of:=[HumanReadable.H10]" office:value-type="string" office:string-value="default">
            <text:p>default</text:p>
          </table:table-cell>
          <table:table-cell table:style-name="ce1" table:formula="of:=INDIRECT(  ADDRESS(   MATCH([HumanReadable.I10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10];[SuggestedSkills.$A$1:.$A$500];0);    MATCH(&quot;Importances&quot;;[SuggestedSkills.$A$1:.$H$1];0);     1;1;&quot;SuggestedSkills&quot;   )  )=&quot;()&quot;;  &quot;&quot;;  INDIRECT(   ADDRESS(    MATCH([HumanReadable.$J10];[SuggestedSkills.$A$1:.$A$500];0);    MATCH(&quot;Importances&quot;;[SuggestedSkills.$A$1:.$H$1];0);     1;1;&quot;SuggestedSkills&quot;   )  ) )" office:value-type="string" office:string-value="((StatName=Strength, StatImportance=75),(StatName=StoneSkill, StatImportance=70),(StatName=Constitution, StatImportance=45))">
            <text:p>((StatName=Strength, StatImportance=75),(StatName=StoneSkill, StatImportance=70),(StatName=Constitution, StatImportance=45))</text:p>
          </table:table-cell>
          <table:table-cell table:style-name="ce1" table:formula="of:=INDIRECT(  ADDRESS(   MATCH([HumanReadable.$K10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string" office:string-value="Miner">
            <text:p>Miner</text:p>
          </table:table-cell>
          <table:table-cell table:style-name="ce1" table:formula="of:=[HumanReadable.D11]" office:value-type="float" office:value="10">
            <text:p>10</text:p>
          </table:table-cell>
          <table:table-cell table:style-name="ce1" table:formula="of:=[HumanReadable.E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F11]" office:value-type="string" office:string-value="Harvester">
            <text:p>Harvester</text:p>
          </table:table-cell>
          <table:table-cell table:style-name="ce1" table:formula="of:=[HumanReadable.G11]" office:value-type="string" office:string-value="minerIcon">
            <text:p>minerIcon</text:p>
          </table:table-cell>
          <table:table-cell table:style-name="ce1" table:formula="of:=[HumanReadable.H11]" office:value-type="string" office:string-value="default">
            <text:p>default</text:p>
          </table:table-cell>
          <table:table-cell table:style-name="ce1" table:formula="of:=INDIRECT(  ADDRESS(   MATCH([HumanReadable.I11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11];[SuggestedSkills.$A$1:.$A$500];0);    MATCH(&quot;Importances&quot;;[SuggestedSkills.$A$1:.$H$1];0);     1;1;&quot;SuggestedSkills&quot;   )  )=&quot;()&quot;;  &quot;&quot;;  INDIRECT(   ADDRESS(    MATCH([HumanReadable.$J11];[SuggestedSkills.$A$1:.$A$500];0);    MATCH(&quot;Importances&quot;;[SuggestedSkills.$A$1:.$H$1];0);     1;1;&quot;SuggestedSkills&quot;   )  ) )" office:value-type="string" office:string-value="((StatName=Strength, StatImportance=50),(StatName=Dexterity, StatImportance=50),(StatName=Dexterity, StatImportance=50))">
            <text:p>((StatName=Strength, StatImportance=50),(StatName=Dexterity, StatImportance=50),(StatName=Dexterity, StatImportance=50))</text:p>
          </table:table-cell>
          <table:table-cell table:style-name="ce1" table:formula="of:=INDIRECT(  ADDRESS(   MATCH([HumanReadable.$K11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string" office:string-value="Smelter">
            <text:p>Smelter</text:p>
          </table:table-cell>
          <table:table-cell table:style-name="ce1" table:formula="of:=[HumanReadable.D12]" office:value-type="float" office:value="11">
            <text:p>11</text:p>
          </table:table-cell>
          <table:table-cell table:style-name="ce1" table:formula="of:=[HumanReadable.E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F12]" office:value-type="string" office:string-value="Crafter">
            <text:p>Crafter</text:p>
          </table:table-cell>
          <table:table-cell table:style-name="ce1" table:formula="of:=[HumanReadable.G12]" office:value-type="string" office:string-value="smelterIcon">
            <text:p>smelterIcon</text:p>
          </table:table-cell>
          <table:table-cell table:style-name="ce1" table:formula="of:=[HumanReadable.H12]" office:value-type="string" office:string-value="default">
            <text:p>default</text:p>
          </table:table-cell>
          <table:table-cell table:style-name="ce1" table:formula="of:=INDIRECT(  ADDRESS(   MATCH([HumanReadable.I1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IF(  INDIRECT(   ADDRESS(    MATCH([HumanReadable.$J12];[SuggestedSkills.$A$1:.$A$500];0);    MATCH(&quot;Importances&quot;;[SuggestedSkills.$A$1:.$H$1];0);     1;1;&quot;SuggestedSkills&quot;   )  )=&quot;()&quot;;  &quot;&quot;;  INDIRECT(   ADDRESS(    MATCH([HumanReadable.$J12];[SuggestedSkills.$A$1:.$A$500];0);    MATCH(&quot;Importances&quot;;[SuggestedSkills.$A$1:.$H$1];0);     1;1;&quot;SuggestedSkills&quot;   )  ) )" office:value-type="string" office:string-value="((StatName=MetalSkill, StatImportance=100),(StatName=Dexterity, StatImportance=80),(StatName=Dexterity, StatImportance=80))">
            <text:p>((StatName=MetalSkill, StatImportance=100),(StatName=Dexterity, StatImportance=80),(StatName=Dexterity, StatImportance=80))</text:p>
          </table:table-cell>
          <table:table-cell table:style-name="ce1" table:formula="of:=INDIRECT(  ADDRESS(   MATCH([HumanReadable.$K12];[HarvesterJobTypes.$A$1:.$A$500];0);   MATCH(&quot;HarvesterJobTypes&quot;;[HarvesterJobTypes.$A$1:.$H$1];0);    1;1;&quot;HarvesterJobTypes&quot;  ) )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INDIRECT(  ADDRESS(   MATCH([HumanReadable.I1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3];[SuggestedSkills.$A$1:.$A$500];0);    MATCH(&quot;Importances&quot;;[SuggestedSkills.$A$1:.$H$1];0);     1;1;&quot;SuggestedSkills&quot;   )  )=&quot;()&quot;;  &quot;&quot;;  INDIRECT(   ADDRESS(    MATCH([HumanReadable.$J13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3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INDIRECT(  ADDRESS(   MATCH([HumanReadable.I1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4];[SuggestedSkills.$A$1:.$A$500];0);    MATCH(&quot;Importances&quot;;[SuggestedSkills.$A$1:.$H$1];0);     1;1;&quot;SuggestedSkills&quot;   )  )=&quot;()&quot;;  &quot;&quot;;  INDIRECT(   ADDRESS(    MATCH([HumanReadable.$J14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4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INDIRECT(  ADDRESS(   MATCH([HumanReadable.I1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5];[SuggestedSkills.$A$1:.$A$500];0);    MATCH(&quot;Importances&quot;;[SuggestedSkills.$A$1:.$H$1];0);     1;1;&quot;SuggestedSkills&quot;   )  )=&quot;()&quot;;  &quot;&quot;;  INDIRECT(   ADDRESS(    MATCH([HumanReadable.$J15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5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INDIRECT(  ADDRESS(   MATCH([HumanReadable.I16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6];[SuggestedSkills.$A$1:.$A$500];0);    MATCH(&quot;Importances&quot;;[SuggestedSkills.$A$1:.$H$1];0);     1;1;&quot;SuggestedSkills&quot;   )  )=&quot;()&quot;;  &quot;&quot;;  INDIRECT(   ADDRESS(    MATCH([HumanReadable.$J16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6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5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INDIRECT(  ADDRESS(   MATCH([HumanReadable.I17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7];[SuggestedSkills.$A$1:.$A$500];0);    MATCH(&quot;Importances&quot;;[SuggestedSkills.$A$1:.$H$1];0);     1;1;&quot;SuggestedSkills&quot;   )  )=&quot;()&quot;;  &quot;&quot;;  INDIRECT(   ADDRESS(    MATCH([HumanReadable.$J17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7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INDIRECT(  ADDRESS(   MATCH([HumanReadable.I18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8];[SuggestedSkills.$A$1:.$A$500];0);    MATCH(&quot;Importances&quot;;[SuggestedSkills.$A$1:.$H$1];0);     1;1;&quot;SuggestedSkills&quot;   )  )=&quot;()&quot;;  &quot;&quot;;  INDIRECT(   ADDRESS(    MATCH([HumanReadable.$J18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8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INDIRECT(  ADDRESS(   MATCH([HumanReadable.I19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19];[SuggestedSkills.$A$1:.$A$500];0);    MATCH(&quot;Importances&quot;;[SuggestedSkills.$A$1:.$H$1];0);     1;1;&quot;SuggestedSkills&quot;   )  )=&quot;()&quot;;  &quot;&quot;;  INDIRECT(   ADDRESS(    MATCH([HumanReadable.$J19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19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INDIRECT(  ADDRESS(   MATCH([HumanReadable.I20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20];[SuggestedSkills.$A$1:.$A$500];0);    MATCH(&quot;Importances&quot;;[SuggestedSkills.$A$1:.$H$1];0);     1;1;&quot;SuggestedSkills&quot;   )  )=&quot;()&quot;;  &quot;&quot;;  INDIRECT(   ADDRESS(    MATCH([HumanReadable.$J20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20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INDIRECT(  ADDRESS(   MATCH([HumanReadable.I21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21];[SuggestedSkills.$A$1:.$A$500];0);    MATCH(&quot;Importances&quot;;[SuggestedSkills.$A$1:.$H$1];0);     1;1;&quot;SuggestedSkills&quot;   )  )=&quot;()&quot;;  &quot;&quot;;  INDIRECT(   ADDRESS(    MATCH([HumanReadable.$J21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21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INDIRECT(  ADDRESS(   MATCH([HumanReadable.I22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22];[SuggestedSkills.$A$1:.$A$500];0);    MATCH(&quot;Importances&quot;;[SuggestedSkills.$A$1:.$H$1];0);     1;1;&quot;SuggestedSkills&quot;   )  )=&quot;()&quot;;  &quot;&quot;;  INDIRECT(   ADDRESS(    MATCH([HumanReadable.$J22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22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INDIRECT(  ADDRESS(   MATCH([HumanReadable.I23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23];[SuggestedSkills.$A$1:.$A$500];0);    MATCH(&quot;Importances&quot;;[SuggestedSkills.$A$1:.$H$1];0);     1;1;&quot;SuggestedSkills&quot;   )  )=&quot;()&quot;;  &quot;&quot;;  INDIRECT(   ADDRESS(    MATCH([HumanReadable.$J23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23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INDIRECT(  ADDRESS(   MATCH([HumanReadable.I24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24];[SuggestedSkills.$A$1:.$A$500];0);    MATCH(&quot;Importances&quot;;[SuggestedSkills.$A$1:.$H$1];0);     1;1;&quot;SuggestedSkills&quot;   )  )=&quot;()&quot;;  &quot;&quot;;  INDIRECT(   ADDRESS(    MATCH([HumanReadable.$J24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24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INDIRECT(  ADDRESS(   MATCH([HumanReadable.I25];[EducateRecipe.$A$1:.$A$500];0);   MATCH(&quot;Recipe&quot;;[EducateRecipe.$A$1:.$H$1];0);    1;1;&quot;EducateRecipe&quot;  ) )" office:value-type="float" office:value="0">
            <text:p>#N/A</text:p>
          </table:table-cell>
          <table:table-cell table:style-name="ce1" table:formula="of:=IF(  INDIRECT(   ADDRESS(    MATCH([HumanReadable.$J25];[SuggestedSkills.$A$1:.$A$500];0);    MATCH(&quot;Importances&quot;;[SuggestedSkills.$A$1:.$H$1];0);     1;1;&quot;SuggestedSkills&quot;   )  )=&quot;()&quot;;  &quot;&quot;;  INDIRECT(   ADDRESS(    MATCH([HumanReadable.$J25];[SuggestedSkills.$A$1:.$A$500];0);    MATCH(&quot;Importances&quot;;[SuggestedSkills.$A$1:.$H$1];0);     1;1;&quot;SuggestedSkills&quot;   )  ) )" office:value-type="float" office:value="0">
            <text:p>#N/A</text:p>
          </table:table-cell>
          <table:table-cell table:style-name="ce1" table:formula="of:=INDIRECT(  ADDRESS(   MATCH([HumanReadable.$K25];[HarvesterJobTypes.$A$1:.$A$500];0);   MATCH(&quot;HarvesterJobTypes&quot;;[HarvesterJobTypes.$A$1:.$H$1];0);    1;1;&quot;HarvesterJobTypes&quot;  ) )" office:value-type="float" office:value="0">
            <text:p>#N/A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5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umanReadable" table:style-name="ta1" table:print="false"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4" table:number-columns-repeated="1015" table:default-cell-style-name="Default"/>
        <table:table-row table:style-name="ro5">
          <table:table-cell office:value-type="string">
            <text:p>Name</text:p>
          </table:table-cell>
          <table:table-cell office:value-type="string">
            <text:p>Occupation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table:style-name="ce9" office:value-type="string">
            <text:p>BlueprintClass</text:p>
          </table:table-cell>
          <table:table-cell table:style-name="ce9" office:value-type="string">
            <text:p>Icon</text:p>
          </table:table-cell>
          <table:table-cell table:style-name="ce9" office:value-type="string">
            <text:p>Mesh</text:p>
          </table:table-cell>
          <table:table-cell office:value-type="string">
            <text:p>EducateCost</text:p>
          </table:table-cell>
          <table:table-cell office:value-type="string">
            <text:p>SuggestedSkills</text:p>
          </table:table-cell>
          <table:table-cell office:value-type="string">
            <text:p>HarvesterJobTypes</text:p>
          </table:table-cell>
          <table:table-cell table:number-columns-repeated="1013"/>
        </table:table-row>
        <table:table-row table:style-name="ro5">
          <table:table-cell office:value-type="string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office:value-type="string">
            <text:p>Serf</text:p>
          </table:table-cell>
          <table:table-cell office:value-type="float" office:value="1">
            <text:p>1</text:p>
          </table:table-cell>
          <table:table-cell office:value-type="string">
            <text:p>The Serf carries items from one building to another, and is absolutely vital to your economy. Serfs don't occupy any specific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2]" office:value-type="string" office:string-value="Serf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table:number-columns-repeated="1013"/>
        </table:table-row>
        <table:table-row table:style-name="ro5">
          <table:table-cell office:value-type="string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office:value-type="string">
            <text:p>Builder</text:p>
          </table:table-cell>
          <table:table-cell office:value-type="float" office:value="2">
            <text:p>2</text:p>
          </table:table-cell>
          <table:table-cell office:value-type="string">
            <text:p>The builder constructs buildings. A builder will go to the nearest constructionsites to start building. 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3]" office:value-type="string" office:string-value="Builder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table:number-columns-repeated="1013"/>
        </table:table-row>
        <table:table-row table:style-name="ro5">
          <table:table-cell office:value-type="string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office:value-type="string">
            <text:p>Lumberjack</text:p>
          </table:table-cell>
          <table:table-cell office:value-type="float" office:value="3">
            <text:p>3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Harvester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4]" office:value-type="string" office:string-value="Lumberjack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table:number-columns-repeated="1013"/>
        </table:table-row>
        <table:table-row table:style-name="ro5">
          <table:table-cell office:value-type="string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office:value-type="string">
            <text:p>Carpenter</text:p>
          </table:table-cell>
          <table:table-cell office:value-type="float" office:value="4">
            <text:p>4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raf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5]" office:value-type="string" office:string-value="Carpenter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table:number-columns-repeated="1013"/>
        </table:table-row>
        <table:table-row table:style-name="ro5">
          <table:table-cell office:value-type="string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office:value-type="string">
            <text:p>Forester</text:p>
          </table:table-cell>
          <table:table-cell office:value-type="float" office:value="6">
            <text:p>6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Harv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6]" office:value-type="string" office:string-value="Forester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table:number-columns-repeated="1013"/>
        </table:table-row>
        <table:table-row table:style-name="ro5">
          <table:table-cell office:value-type="string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office:value-type="string">
            <text:p>Farmer</text:p>
          </table:table-cell>
          <table:table-cell office:value-type="float" office:value="7">
            <text:p>7</text:p>
          </table:table-cell>
          <table:table-cell office:value-type="string">
            <text:p>The farmer works in the Farm building. <text:s/>The farmer will grow wheat and harvest it once it is fully grown, and turn them into Grain.</text:p>
          </table:table-cell>
          <table:table-cell office:value-type="string">
            <text:p>Harvest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7]" office:value-type="string" office:string-value="Farmer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table:number-columns-repeated="1013"/>
        </table:table-row>
        <table:table-row table:style-name="ro5">
          <table:table-cell office:value-type="string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office:value-type="string">
            <text:p>Miller</text:p>
          </table:table-cell>
          <table:table-cell office:value-type="float" office:value="8">
            <text:p>8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Craft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8]" office:value-type="string" office:string-value="Miller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table:number-columns-repeated="1013"/>
        </table:table-row>
        <table:table-row table:style-name="ro5">
          <table:table-cell office:value-type="string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office:value-type="string">
            <text:p>Baker</text:p>
          </table:table-cell>
          <table:table-cell office:value-type="float" office:value="9">
            <text:p>9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Craft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9]" office:value-type="string" office:string-value="Baker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table:number-columns-repeated="1013"/>
        </table:table-row>
        <table:table-row table:style-name="ro5">
          <table:table-cell office:value-type="string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office:value-type="string">
            <text:p>Mason</text:p>
          </table:table-cell>
          <table:table-cell office:value-type="float" office:value="5">
            <text:p>5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Harvester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0]" office:value-type="string" office:string-value="Mason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table:number-columns-repeated="1013"/>
        </table:table-row>
        <table:table-row table:style-name="ro5">
          <table:table-cell office:value-type="string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Harvest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1]" office:value-type="string" office:string-value="Miner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table:number-columns-repeated="1013"/>
        </table:table-row>
        <table:table-row table:style-name="ro5">
          <table:table-cell office:value-type="string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office:value-type="string">
            <text:p>Smelter</text:p>
          </table:table-cell>
          <table:table-cell office:value-type="float" office:value="11">
            <text:p>11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Craf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 table:style-name="ce1" table:formula="of:=[.A12]" office:value-type="string" office:string-value="Smelter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>
          <table:table-cell table:number-columns-repeated="8"/>
          <table:table-cell table:number-columns-repeated="1016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GROUND" table:style-name="ta1" table:print="false">
        <table:table-column table:style-name="co12" table:number-columns-repeated="1024" table:default-cell-style-name="Default"/>
        <table:table-row table:style-name="ro2">
          <table:table-cell table:style-name="ce1" table:formula="of:=INDIRECT(  ADDRESS(   MATCH(#ref!.[.$H1];#ref!.[.$A$1:.$A$500];0);   MATCH(&quot;Stockpiles&quot;;#ref!.[.$A$1:.$H$1];0);    1;1;&quot;Stockpiles&quot;  ) )" office:value-type="string" office:string-value="Err:501">
            <text:p>Err:501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ucateRecipe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3" table:number-columns-repeated="10" table:default-cell-style-name="Default"/>
        <table:table-row table:style-name="ro3">
          <table:table-cell table:style-name="ce10" office:value-type="string">
            <text:p>Name</text:p>
          </table:table-cell>
          <table:table-cell table:style-name="ce15" office:value-type="string">
            <text:p>Recipe</text:p>
          </table:table-cell>
          <table:table-cell table:style-name="ce10" office:value-type="string">
            <text:p>EductItem</text:p>
          </table:table-cell>
          <table:table-cell table:style-name="ce17" office:value-type="string">
            <text:p>EductAmount</text:p>
          </table:table-cell>
          <table:table-cell table:style-name="ce10" office:value-type="string">
            <text:p>EductItem</text:p>
          </table:table-cell>
          <table:table-cell table:style-name="ce17" office:value-type="string">
            <text:p>EductAmount</text:p>
          </table:table-cell>
          <table:table-cell table:style-name="ce10" office:value-type="string">
            <text:p>EductItem</text:p>
          </table:table-cell>
          <table:table-cell table:style-name="ce17" office:value-type="string">
            <text:p>EductAmount</text:p>
          </table:table-cell>
          <table:table-cell table:style-name="ce10" office:value-type="string">
            <text:p>EductItem</text:p>
          </table:table-cell>
          <table:table-cell table:style-name="ce17" office:value-type="string">
            <text:p>EductAmount</text:p>
          </table:table-cell>
          <table:table-cell table:style-name="ce10" office:value-type="string">
            <text:p>EductItem</text:p>
          </table:table-cell>
          <table:table-cell table:style-name="ce17" office:value-type="string">
            <text:p>EductAmount</text:p>
          </table:table-cell>
        </table:table-row>
        <table:table-row table:style-name="ro3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16" office:value-type="string">
            <text:p>GoldCoins</text:p>
          </table:table-cell>
          <table:table-cell table:style-name="ce18" office:value-type="float" office:value="1">
            <text:p>1</text:p>
          </table:table-cell>
          <table:table-cell table:style-name="ce16"/>
          <table:table-cell table:style-name="ce18"/>
          <table:table-cell table:style-name="ce16"/>
          <table:table-cell table:style-name="ce18"/>
          <table:table-cell table:number-columns-repeated="2"/>
          <table:table-cell table:style-name="ce16"/>
          <table:table-cell table:style-name="ce18"/>
        </table:table-row>
        <table:table-row table:style-name="ro3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16" office:value-type="string">
            <text:p>GoldCoins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Sword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Shield</text:p>
          </table:table-cell>
          <table:table-cell table:style-name="ce18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16" office:value-type="string">
            <text:p>Horse</text:p>
          </table:table-cell>
          <table:table-cell table:style-name="ce18" office:value-type="float" office:value="1">
            <text:p>1</text:p>
          </table:table-cell>
        </table:table-row>
        <table:table-row table:style-name="ro3">
          <table:table-cell table:style-name="ce14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16" office:value-type="string">
            <text:p>GoldCoins</text:p>
          </table:table-cell>
          <table:table-cell table:style-name="ce18" office:value-type="float" office:value="5">
            <text:p>5</text:p>
          </table:table-cell>
          <table:table-cell table:style-name="ce16" office:value-type="string">
            <text:p>Iron</text:p>
          </table:table-cell>
          <table:table-cell table:style-name="ce18" office:value-type="float" office:value="3">
            <text:p>3</text:p>
          </table:table-cell>
          <table:table-cell table:style-name="ce16"/>
          <table:table-cell table:style-name="ce18"/>
          <table:table-cell table:number-columns-repeated="2"/>
          <table:table-cell table:style-name="ce16"/>
          <table:table-cell table:style-name="ce18"/>
        </table:table-row>
        <table:table-row table:style-name="ro3">
          <table:table-cell table:style-name="ce14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16" office:value-type="string">
            <text:p>Wheat</text:p>
          </table:table-cell>
          <table:table-cell table:style-name="ce18" office:value-type="float" office:value="1">
            <text:p>1</text:p>
          </table:table-cell>
          <table:table-cell table:style-name="ce16"/>
          <table:table-cell table:style-name="ce18"/>
          <table:table-cell table:style-name="ce16"/>
          <table:table-cell table:style-name="ce18"/>
          <table:table-cell table:number-columns-repeated="2"/>
          <table:table-cell table:style-name="ce16"/>
          <table:table-cell table:style-name="ce18"/>
        </table:table-row>
        <table:table-row table:style-name="ro3">
          <table:table-cell table:style-name="ce14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number-columns-repeated="2"/>
          <table:table-cell table:style-name="ce16"/>
          <table:table-cell table:style-name="ce18"/>
        </table:table-row>
        <table:table-row table:style-name="ro3">
          <table:table-cell table:style-name="ce14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 table:number-columns-repeated="2"/>
          <table:table-cell table:style-name="ce16"/>
          <table:table-cell table:style-name="ce18"/>
        </table:table-row>
        <table:table-row table:style-name="ro3" table:number-rows-repeated="104856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SuggestedSkills" table:style-name="ta1" table:print="false">
        <table:table-column table:style-name="co28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Importances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  <table:table-cell table:style-name="ce12" office:value-type="string">
            <text:p>StatName</text:p>
          </table:table-cell>
          <table:table-cell table:style-name="ce13" office:value-type="string">
            <text:p>StatImportance</text:p>
          </table:table-cell>
        </table:table-row>
        <table:table-row table:style-name="ro3">
          <table:table-cell office:value-type="string">
            <text:p>Serf</text:p>
          </table:table-cell>
          <table:table-cell table:formula="of:=&quot;(&quot; &amp;IF(AND(NOT(ISBLANK([.C2]));NOT(ISBLANK([.D2]))); &quot;(StatName=&quot;&amp;[.C2]&amp;&quot;, StatImportance=&quot;&amp;[.D2]&amp;&quot;)&quot;  &amp;IF(AND(NOT(ISBLANK([.E2]));NOT(ISBLANK([.F2])));  &quot;,(StatName=&quot;&amp;[.E2]&amp;&quot;, StatImportance=&quot;&amp;[.F2]&amp;&quot;)&quot;   &amp;IF(AND(NOT(ISBLANK([.G2]));NOT(ISBLANK([.H2])));   &quot;,(StatName=&quot;&amp;[.G2]&amp;&quot;, StatImportance=&quot;&amp;[.H2]&amp;&quot;)&quot;    &amp;IF(AND(NOT(ISBLANK([.I2]));NOT(ISBLANK([.J2])));    &quot;,(StatName=&quot;&amp;[.I2]&amp;&quot;, StatImportance=&quot;&amp;[.J2]&amp;&quot;)&quot;     &amp;IF(AND(NOT(ISBLANK([.K2]));NOT(ISBLANK([.L2])));     &quot;,(StatName=&quot;&amp;[.K2]&amp;&quot;, StatImportance=&quot;&amp;[.L2]&amp;&quot;)&quot;      &amp;IF(AND(NOT(ISBLANK([.M2]));NOT(ISBLANK([.N2])));      &quot;,(StatName=&quot;&amp;[.M2]&amp;&quot;, StatImportance=&quot;&amp;[.N2]&amp;&quot;)&quot;       &amp;IF(AND(NOT(ISBLANK([.O2]));NOT(ISBLANK([.P2])));       &quot;,(StatName=&quot;&amp;[.O2]&amp;&quot;, StatImportance=&quot;&amp;[.P2]&amp;&quot;)&quot;        &amp;IF(AND(NOT(ISBLANK([.Q2]));NOT(ISBLANK([.R2])));        &quot;,(StatName=&quot;&amp;[.Q2]&amp;&quot;, StatImportance=&quot;&amp;[.R2]&amp;&quot;)&quot;         &amp;IF(AND(NOT(ISBLANK([.S2]));NOT(ISBLANK([.T2])));         &quot;,(StatName=&quot;&amp;[.S2]&amp;&quot;, StatImportance=&quot;&amp;[.T2]&amp;&quot;)&quot;          &amp;IF(AND(NOT(ISBLANK([.U2]));NOT(ISBLANK([.V2])));          &quot;,(StatName=&quot;&amp;[.U2]&amp;&quot;, StatImportance=&quot;&amp;[.V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NullSkill, StatImportance=100))">
            <text:p>((StatName=NullSkill, StatImportance=100))</text:p>
          </table:table-cell>
          <table:table-cell office:value-type="string">
            <text:p>NullSkill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3">
          <table:table-cell office:value-type="string">
            <text:p>Builder</text:p>
          </table:table-cell>
          <table:table-cell table:formula="of:=&quot;(&quot; &amp;IF(AND(NOT(ISBLANK([.C3]));NOT(ISBLANK([.D3]))); &quot;(StatName=&quot;&amp;[.C3]&amp;&quot;, StatImportance=&quot;&amp;[.D3]&amp;&quot;)&quot;  &amp;IF(AND(NOT(ISBLANK([.E3]));NOT(ISBLANK([.F3])));  &quot;,(StatName=&quot;&amp;[.E3]&amp;&quot;, StatImportance=&quot;&amp;[.F3]&amp;&quot;)&quot;   &amp;IF(AND(NOT(ISBLANK([.G3]));NOT(ISBLANK([.H3])));   &quot;,(StatName=&quot;&amp;[.G3]&amp;&quot;, StatImportance=&quot;&amp;[.H3]&amp;&quot;)&quot;    &amp;IF(AND(NOT(ISBLANK([.I3]));NOT(ISBLANK([.J3])));    &quot;,(StatName=&quot;&amp;[.I3]&amp;&quot;, StatImportance=&quot;&amp;[.J3]&amp;&quot;)&quot;     &amp;IF(AND(NOT(ISBLANK([.K3]));NOT(ISBLANK([.L3])));     &quot;,(StatName=&quot;&amp;[.K3]&amp;&quot;, StatImportance=&quot;&amp;[.L3]&amp;&quot;)&quot;      &amp;IF(AND(NOT(ISBLANK([.M3]));NOT(ISBLANK([.N3])));      &quot;,(StatName=&quot;&amp;[.M3]&amp;&quot;, StatImportance=&quot;&amp;[.N3]&amp;&quot;)&quot;       &amp;IF(AND(NOT(ISBLANK([.O3]));NOT(ISBLANK([.P3])));       &quot;,(StatName=&quot;&amp;[.O3]&amp;&quot;, StatImportance=&quot;&amp;[.P3]&amp;&quot;)&quot;        &amp;IF(AND(NOT(ISBLANK([.Q3]));NOT(ISBLANK([.R3])));        &quot;,(StatName=&quot;&amp;[.Q3]&amp;&quot;, StatImportance=&quot;&amp;[.R3]&amp;&quot;)&quot;         &amp;IF(AND(NOT(ISBLANK([.S3]));NOT(ISBLANK([.T3])));         &quot;,(StatName=&quot;&amp;[.S3]&amp;&quot;, StatImportance=&quot;&amp;[.T3]&amp;&quot;)&quot;          &amp;IF(AND(NOT(ISBLANK([.U3]));NOT(ISBLANK([.V3])));          &quot;,(StatName=&quot;&amp;[.U3]&amp;&quot;, StatImportance=&quot;&amp;[.V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office:value-type="string">
            <text:p>Dexterity</text:p>
          </table:table-cell>
          <table:table-cell office:value-type="float" office:value="50">
            <text:p>50</text:p>
          </table:table-cell>
          <table:table-cell office:value-type="string">
            <text:p>Intelligence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Lumberjack</text:p>
          </table:table-cell>
          <table:table-cell table:formula="of:=&quot;(&quot; &amp;IF(AND(NOT(ISBLANK([.C4]));NOT(ISBLANK([.D4]))); &quot;(StatName=&quot;&amp;[.C4]&amp;&quot;, StatImportance=&quot;&amp;[.D4]&amp;&quot;)&quot;  &amp;IF(AND(NOT(ISBLANK([.E4]));NOT(ISBLANK([.F4])));  &quot;,(StatName=&quot;&amp;[.E4]&amp;&quot;, StatImportance=&quot;&amp;[.F4]&amp;&quot;)&quot;   &amp;IF(AND(NOT(ISBLANK([.G4]));NOT(ISBLANK([.H4])));   &quot;,(StatName=&quot;&amp;[.G4]&amp;&quot;, StatImportance=&quot;&amp;[.H4]&amp;&quot;)&quot;    &amp;IF(AND(NOT(ISBLANK([.I4]));NOT(ISBLANK([.J4])));    &quot;,(StatName=&quot;&amp;[.I4]&amp;&quot;, StatImportance=&quot;&amp;[.J4]&amp;&quot;)&quot;     &amp;IF(AND(NOT(ISBLANK([.K4]));NOT(ISBLANK([.L4])));     &quot;,(StatName=&quot;&amp;[.K4]&amp;&quot;, StatImportance=&quot;&amp;[.L4]&amp;&quot;)&quot;      &amp;IF(AND(NOT(ISBLANK([.M4]));NOT(ISBLANK([.N4])));      &quot;,(StatName=&quot;&amp;[.M4]&amp;&quot;, StatImportance=&quot;&amp;[.N4]&amp;&quot;)&quot;       &amp;IF(AND(NOT(ISBLANK([.O4]));NOT(ISBLANK([.P4])));       &quot;,(StatName=&quot;&amp;[.O4]&amp;&quot;, StatImportance=&quot;&amp;[.P4]&amp;&quot;)&quot;        &amp;IF(AND(NOT(ISBLANK([.Q4]));NOT(ISBLANK([.R4])));        &quot;,(StatName=&quot;&amp;[.Q4]&amp;&quot;, StatImportance=&quot;&amp;[.R4]&amp;&quot;)&quot;         &amp;IF(AND(NOT(ISBLANK([.S4]));NOT(ISBLANK([.T4])));         &quot;,(StatName=&quot;&amp;[.S4]&amp;&quot;, StatImportance=&quot;&amp;[.T4]&amp;&quot;)&quot;          &amp;IF(AND(NOT(ISBLANK([.U4]));NOT(ISBLANK([.V4])));          &quot;,(StatName=&quot;&amp;[.U4]&amp;&quot;, StatImportance=&quot;&amp;[.V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85),(StatName=Constitution, StatImportance=65),(StatName=PlantSkill, StatImportance=50))">
            <text:p>((StatName=Strength, StatImportance=85),(StatName=Constitution, StatImportance=65),(StatName=PlantSkill, StatImportance=50))</text:p>
          </table:table-cell>
          <table:table-cell office:value-type="string">
            <text:p>Strength</text:p>
          </table:table-cell>
          <table:table-cell office:value-type="float" office:value="85">
            <text:p>85</text:p>
          </table:table-cell>
          <table:table-cell office:value-type="string">
            <text:p>Constitution</text:p>
          </table:table-cell>
          <table:table-cell office:value-type="float" office:value="65">
            <text:p>65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Carpenter</text:p>
          </table:table-cell>
          <table:table-cell table:formula="of:=&quot;(&quot; &amp;IF(AND(NOT(ISBLANK([.C5]));NOT(ISBLANK([.D5]))); &quot;(StatName=&quot;&amp;[.C5]&amp;&quot;, StatImportance=&quot;&amp;[.D5]&amp;&quot;)&quot;  &amp;IF(AND(NOT(ISBLANK([.E5]));NOT(ISBLANK([.F5])));  &quot;,(StatName=&quot;&amp;[.E5]&amp;&quot;, StatImportance=&quot;&amp;[.F5]&amp;&quot;)&quot;   &amp;IF(AND(NOT(ISBLANK([.G5]));NOT(ISBLANK([.H5])));   &quot;,(StatName=&quot;&amp;[.G5]&amp;&quot;, StatImportance=&quot;&amp;[.H5]&amp;&quot;)&quot;    &amp;IF(AND(NOT(ISBLANK([.I5]));NOT(ISBLANK([.J5])));    &quot;,(StatName=&quot;&amp;[.I5]&amp;&quot;, StatImportance=&quot;&amp;[.J5]&amp;&quot;)&quot;     &amp;IF(AND(NOT(ISBLANK([.K5]));NOT(ISBLANK([.L5])));     &quot;,(StatName=&quot;&amp;[.K5]&amp;&quot;, StatImportance=&quot;&amp;[.L5]&amp;&quot;)&quot;      &amp;IF(AND(NOT(ISBLANK([.M5]));NOT(ISBLANK([.N5])));      &quot;,(StatName=&quot;&amp;[.M5]&amp;&quot;, StatImportance=&quot;&amp;[.N5]&amp;&quot;)&quot;       &amp;IF(AND(NOT(ISBLANK([.O5]));NOT(ISBLANK([.P5])));       &quot;,(StatName=&quot;&amp;[.O5]&amp;&quot;, StatImportance=&quot;&amp;[.P5]&amp;&quot;)&quot;        &amp;IF(AND(NOT(ISBLANK([.Q5]));NOT(ISBLANK([.R5])));        &quot;,(StatName=&quot;&amp;[.Q5]&amp;&quot;, StatImportance=&quot;&amp;[.R5]&amp;&quot;)&quot;         &amp;IF(AND(NOT(ISBLANK([.S5]));NOT(ISBLANK([.T5])));         &quot;,(StatName=&quot;&amp;[.S5]&amp;&quot;, StatImportance=&quot;&amp;[.T5]&amp;&quot;)&quot;          &amp;IF(AND(NOT(ISBLANK([.U5]));NOT(ISBLANK([.V5])));          &quot;,(StatName=&quot;&amp;[.U5]&amp;&quot;, StatImportance=&quot;&amp;[.V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0),(StatName=Dexterity, StatImportance=70),(StatName=Constitution, StatImportance=50))">
            <text:p>((StatName=Strength, StatImportance=70),(StatName=Dexterity, StatImportance=70),(StatName=Constitution, StatImportance=50))</text:p>
          </table:table-cell>
          <table:table-cell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Forester</text:p>
          </table:table-cell>
          <table:table-cell table:formula="of:=&quot;(&quot; &amp;IF(AND(NOT(ISBLANK([.C6]));NOT(ISBLANK([.D6]))); &quot;(StatName=&quot;&amp;[.C6]&amp;&quot;, StatImportance=&quot;&amp;[.D6]&amp;&quot;)&quot;  &amp;IF(AND(NOT(ISBLANK([.E6]));NOT(ISBLANK([.F6])));  &quot;,(StatName=&quot;&amp;[.E6]&amp;&quot;, StatImportance=&quot;&amp;[.F6]&amp;&quot;)&quot;   &amp;IF(AND(NOT(ISBLANK([.G6]));NOT(ISBLANK([.H6])));   &quot;,(StatName=&quot;&amp;[.G6]&amp;&quot;, StatImportance=&quot;&amp;[.H6]&amp;&quot;)&quot;    &amp;IF(AND(NOT(ISBLANK([.I6]));NOT(ISBLANK([.J6])));    &quot;,(StatName=&quot;&amp;[.I6]&amp;&quot;, StatImportance=&quot;&amp;[.J6]&amp;&quot;)&quot;     &amp;IF(AND(NOT(ISBLANK([.K6]));NOT(ISBLANK([.L6])));     &quot;,(StatName=&quot;&amp;[.K6]&amp;&quot;, StatImportance=&quot;&amp;[.L6]&amp;&quot;)&quot;      &amp;IF(AND(NOT(ISBLANK([.M6]));NOT(ISBLANK([.N6])));      &quot;,(StatName=&quot;&amp;[.M6]&amp;&quot;, StatImportance=&quot;&amp;[.N6]&amp;&quot;)&quot;       &amp;IF(AND(NOT(ISBLANK([.O6]));NOT(ISBLANK([.P6])));       &quot;,(StatName=&quot;&amp;[.O6]&amp;&quot;, StatImportance=&quot;&amp;[.P6]&amp;&quot;)&quot;        &amp;IF(AND(NOT(ISBLANK([.Q6]));NOT(ISBLANK([.R6])));        &quot;,(StatName=&quot;&amp;[.Q6]&amp;&quot;, StatImportance=&quot;&amp;[.R6]&amp;&quot;)&quot;         &amp;IF(AND(NOT(ISBLANK([.S6]));NOT(ISBLANK([.T6])));         &quot;,(StatName=&quot;&amp;[.S6]&amp;&quot;, StatImportance=&quot;&amp;[.T6]&amp;&quot;)&quot;          &amp;IF(AND(NOT(ISBLANK([.U6]));NOT(ISBLANK([.V6])));          &quot;,(StatName=&quot;&amp;[.U6]&amp;&quot;, StatImportance=&quot;&amp;[.V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PlantSkill, StatImportance=100),(StatName=Wisdom, StatImportance=50))">
            <text:p>((StatName=Dexterity, StatImportance=100),(StatName=PlantSkill, StatImportance=100),(StatName=Wisdom, StatImportance=50))</text:p>
          </table:table-cell>
          <table:table-cell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PlantSkill</text:p>
          </table:table-cell>
          <table:table-cell office:value-type="float" office:value="100">
            <text:p>100</text:p>
          </table:table-cell>
          <table:table-cell office:value-type="string">
            <text:p>Wisdom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Farmer</text:p>
          </table:table-cell>
          <table:table-cell table:formula="of:=&quot;(&quot; &amp;IF(AND(NOT(ISBLANK([.C7]));NOT(ISBLANK([.D7]))); &quot;(StatName=&quot;&amp;[.C7]&amp;&quot;, StatImportance=&quot;&amp;[.D7]&amp;&quot;)&quot;  &amp;IF(AND(NOT(ISBLANK([.E7]));NOT(ISBLANK([.F7])));  &quot;,(StatName=&quot;&amp;[.E7]&amp;&quot;, StatImportance=&quot;&amp;[.F7]&amp;&quot;)&quot;   &amp;IF(AND(NOT(ISBLANK([.G7]));NOT(ISBLANK([.H7])));   &quot;,(StatName=&quot;&amp;[.G7]&amp;&quot;, StatImportance=&quot;&amp;[.H7]&amp;&quot;)&quot;    &amp;IF(AND(NOT(ISBLANK([.I7]));NOT(ISBLANK([.J7])));    &quot;,(StatName=&quot;&amp;[.I7]&amp;&quot;, StatImportance=&quot;&amp;[.J7]&amp;&quot;)&quot;     &amp;IF(AND(NOT(ISBLANK([.K7]));NOT(ISBLANK([.L7])));     &quot;,(StatName=&quot;&amp;[.K7]&amp;&quot;, StatImportance=&quot;&amp;[.L7]&amp;&quot;)&quot;      &amp;IF(AND(NOT(ISBLANK([.M7]));NOT(ISBLANK([.N7])));      &quot;,(StatName=&quot;&amp;[.M7]&amp;&quot;, StatImportance=&quot;&amp;[.N7]&amp;&quot;)&quot;       &amp;IF(AND(NOT(ISBLANK([.O7]));NOT(ISBLANK([.P7])));       &quot;,(StatName=&quot;&amp;[.O7]&amp;&quot;, StatImportance=&quot;&amp;[.P7]&amp;&quot;)&quot;        &amp;IF(AND(NOT(ISBLANK([.Q7]));NOT(ISBLANK([.R7])));        &quot;,(StatName=&quot;&amp;[.Q7]&amp;&quot;, StatImportance=&quot;&amp;[.R7]&amp;&quot;)&quot;         &amp;IF(AND(NOT(ISBLANK([.S7]));NOT(ISBLANK([.T7])));         &quot;,(StatName=&quot;&amp;[.S7]&amp;&quot;, StatImportance=&quot;&amp;[.T7]&amp;&quot;)&quot;          &amp;IF(AND(NOT(ISBLANK([.U7]));NOT(ISBLANK([.V7])));          &quot;,(StatName=&quot;&amp;[.U7]&amp;&quot;, StatImportance=&quot;&amp;[.V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PlantSkill, StatImportance=85),(StatName=Dexterity, StatImportance=60),(StatName=Constitution, StatImportance=50))">
            <text:p>((StatName=PlantSkill, StatImportance=85),(StatName=Dexterity, StatImportance=60),(StatName=Constitution, StatImportance=50))</text:p>
          </table:table-cell>
          <table:table-cell office:value-type="string">
            <text:p>PlantSkill</text:p>
          </table:table-cell>
          <table:table-cell office:value-type="float" office:value="85">
            <text:p>85</text:p>
          </table:table-cell>
          <table:table-cell office:value-type="string">
            <text:p>Dexterity</text:p>
          </table:table-cell>
          <table:table-cell office:value-type="float" office:value="60">
            <text:p>6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Miller</text:p>
          </table:table-cell>
          <table:table-cell table:formula="of:=&quot;(&quot; &amp;IF(AND(NOT(ISBLANK([.C8]));NOT(ISBLANK([.D8]))); &quot;(StatName=&quot;&amp;[.C8]&amp;&quot;, StatImportance=&quot;&amp;[.D8]&amp;&quot;)&quot;  &amp;IF(AND(NOT(ISBLANK([.E8]));NOT(ISBLANK([.F8])));  &quot;,(StatName=&quot;&amp;[.E8]&amp;&quot;, StatImportance=&quot;&amp;[.F8]&amp;&quot;)&quot;   &amp;IF(AND(NOT(ISBLANK([.G8]));NOT(ISBLANK([.H8])));   &quot;,(StatName=&quot;&amp;[.G8]&amp;&quot;, StatImportance=&quot;&amp;[.H8]&amp;&quot;)&quot;    &amp;IF(AND(NOT(ISBLANK([.I8]));NOT(ISBLANK([.J8])));    &quot;,(StatName=&quot;&amp;[.I8]&amp;&quot;, StatImportance=&quot;&amp;[.J8]&amp;&quot;)&quot;     &amp;IF(AND(NOT(ISBLANK([.K8]));NOT(ISBLANK([.L8])));     &quot;,(StatName=&quot;&amp;[.K8]&amp;&quot;, StatImportance=&quot;&amp;[.L8]&amp;&quot;)&quot;      &amp;IF(AND(NOT(ISBLANK([.M8]));NOT(ISBLANK([.N8])));      &quot;,(StatName=&quot;&amp;[.M8]&amp;&quot;, StatImportance=&quot;&amp;[.N8]&amp;&quot;)&quot;       &amp;IF(AND(NOT(ISBLANK([.O8]));NOT(ISBLANK([.P8])));       &quot;,(StatName=&quot;&amp;[.O8]&amp;&quot;, StatImportance=&quot;&amp;[.P8]&amp;&quot;)&quot;        &amp;IF(AND(NOT(ISBLANK([.Q8]));NOT(ISBLANK([.R8])));        &quot;,(StatName=&quot;&amp;[.Q8]&amp;&quot;, StatImportance=&quot;&amp;[.R8]&amp;&quot;)&quot;         &amp;IF(AND(NOT(ISBLANK([.S8]));NOT(ISBLANK([.T8])));         &quot;,(StatName=&quot;&amp;[.S8]&amp;&quot;, StatImportance=&quot;&amp;[.T8]&amp;&quot;)&quot;          &amp;IF(AND(NOT(ISBLANK([.U8]));NOT(ISBLANK([.V8])));          &quot;,(StatName=&quot;&amp;[.U8]&amp;&quot;, StatImportance=&quot;&amp;[.V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60),(StatName=FoodSkill, StatImportance=60),(StatName=PlantSkill, StatImportance=50))">
            <text:p>((StatName=Dexterity, StatImportance=60),(StatName=FoodSkill, StatImportance=60),(StatName=PlantSkill, StatImportance=50))</text:p>
          </table:table-cell>
          <table:table-cell office:value-type="string">
            <text:p>Dexterity</text:p>
          </table:table-cell>
          <table:table-cell office:value-type="float" office:value="60">
            <text:p>60</text:p>
          </table:table-cell>
          <table:table-cell office:value-type="string">
            <text:p>FoodSkill</text:p>
          </table:table-cell>
          <table:table-cell office:value-type="float" office:value="60">
            <text:p>60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Baker</text:p>
          </table:table-cell>
          <table:table-cell table:formula="of:=&quot;(&quot; &amp;IF(AND(NOT(ISBLANK([.C9]));NOT(ISBLANK([.D9]))); &quot;(StatName=&quot;&amp;[.C9]&amp;&quot;, StatImportance=&quot;&amp;[.D9]&amp;&quot;)&quot;  &amp;IF(AND(NOT(ISBLANK([.E9]));NOT(ISBLANK([.F9])));  &quot;,(StatName=&quot;&amp;[.E9]&amp;&quot;, StatImportance=&quot;&amp;[.F9]&amp;&quot;)&quot;   &amp;IF(AND(NOT(ISBLANK([.G9]));NOT(ISBLANK([.H9])));   &quot;,(StatName=&quot;&amp;[.G9]&amp;&quot;, StatImportance=&quot;&amp;[.H9]&amp;&quot;)&quot;    &amp;IF(AND(NOT(ISBLANK([.I9]));NOT(ISBLANK([.J9])));    &quot;,(StatName=&quot;&amp;[.I9]&amp;&quot;, StatImportance=&quot;&amp;[.J9]&amp;&quot;)&quot;     &amp;IF(AND(NOT(ISBLANK([.K9]));NOT(ISBLANK([.L9])));     &quot;,(StatName=&quot;&amp;[.K9]&amp;&quot;, StatImportance=&quot;&amp;[.L9]&amp;&quot;)&quot;      &amp;IF(AND(NOT(ISBLANK([.M9]));NOT(ISBLANK([.N9])));      &quot;,(StatName=&quot;&amp;[.M9]&amp;&quot;, StatImportance=&quot;&amp;[.N9]&amp;&quot;)&quot;       &amp;IF(AND(NOT(ISBLANK([.O9]));NOT(ISBLANK([.P9])));       &quot;,(StatName=&quot;&amp;[.O9]&amp;&quot;, StatImportance=&quot;&amp;[.P9]&amp;&quot;)&quot;        &amp;IF(AND(NOT(ISBLANK([.Q9]));NOT(ISBLANK([.R9])));        &quot;,(StatName=&quot;&amp;[.Q9]&amp;&quot;, StatImportance=&quot;&amp;[.R9]&amp;&quot;)&quot;         &amp;IF(AND(NOT(ISBLANK([.S9]));NOT(ISBLANK([.T9])));         &quot;,(StatName=&quot;&amp;[.S9]&amp;&quot;, StatImportance=&quot;&amp;[.T9]&amp;&quot;)&quot;          &amp;IF(AND(NOT(ISBLANK([.U9]));NOT(ISBLANK([.V9])));          &quot;,(StatName=&quot;&amp;[.U9]&amp;&quot;, StatImportance=&quot;&amp;[.V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FoodSkill, StatImportance=100),(StatName=Dexterity, StatImportance=80),(StatName=Intelligence, StatImportance=50))">
            <text:p>((StatName=FoodSkill, StatImportance=100),(StatName=Dexterity, StatImportance=80),(StatName=Intelligence, StatImportance=50))</text:p>
          </table:table-cell>
          <table:table-cell office:value-type="string">
            <text:p>FoodSkill</text:p>
          </table:table-cell>
          <table:table-cell office:value-type="float" office:value="100">
            <text:p>100</text:p>
          </table:table-cell>
          <table:table-cell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Intelligence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Mason</text:p>
          </table:table-cell>
          <table:table-cell table:formula="of:=&quot;(&quot; &amp;IF(AND(NOT(ISBLANK([.C10]));NOT(ISBLANK([.D10]))); &quot;(StatName=&quot;&amp;[.C10]&amp;&quot;, StatImportance=&quot;&amp;[.D10]&amp;&quot;)&quot;  &amp;IF(AND(NOT(ISBLANK([.E10]));NOT(ISBLANK([.F10])));  &quot;,(StatName=&quot;&amp;[.E10]&amp;&quot;, StatImportance=&quot;&amp;[.F10]&amp;&quot;)&quot;   &amp;IF(AND(NOT(ISBLANK([.G10]));NOT(ISBLANK([.H10])));   &quot;,(StatName=&quot;&amp;[.G10]&amp;&quot;, StatImportance=&quot;&amp;[.H10]&amp;&quot;)&quot;    &amp;IF(AND(NOT(ISBLANK([.I10]));NOT(ISBLANK([.J10])));    &quot;,(StatName=&quot;&amp;[.I10]&amp;&quot;, StatImportance=&quot;&amp;[.J10]&amp;&quot;)&quot;     &amp;IF(AND(NOT(ISBLANK([.K10]));NOT(ISBLANK([.L10])));     &quot;,(StatName=&quot;&amp;[.K10]&amp;&quot;, StatImportance=&quot;&amp;[.L10]&amp;&quot;)&quot;      &amp;IF(AND(NOT(ISBLANK([.M10]));NOT(ISBLANK([.N10])));      &quot;,(StatName=&quot;&amp;[.M10]&amp;&quot;, StatImportance=&quot;&amp;[.N10]&amp;&quot;)&quot;       &amp;IF(AND(NOT(ISBLANK([.O10]));NOT(ISBLANK([.P10])));       &quot;,(StatName=&quot;&amp;[.O10]&amp;&quot;, StatImportance=&quot;&amp;[.P10]&amp;&quot;)&quot;        &amp;IF(AND(NOT(ISBLANK([.Q10]));NOT(ISBLANK([.R10])));        &quot;,(StatName=&quot;&amp;[.Q10]&amp;&quot;, StatImportance=&quot;&amp;[.R10]&amp;&quot;)&quot;         &amp;IF(AND(NOT(ISBLANK([.S10]));NOT(ISBLANK([.T10])));         &quot;,(StatName=&quot;&amp;[.S10]&amp;&quot;, StatImportance=&quot;&amp;[.T10]&amp;&quot;)&quot;          &amp;IF(AND(NOT(ISBLANK([.U10]));NOT(ISBLANK([.V10])));          &quot;,(StatName=&quot;&amp;[.U10]&amp;&quot;, StatImportance=&quot;&amp;[.V1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5),(StatName=StoneSkill, StatImportance=70),(StatName=Constitution, StatImportance=45))">
            <text:p>((StatName=Strength, StatImportance=75),(StatName=StoneSkill, StatImportance=70),(StatName=Constitution, StatImportance=45))</text:p>
          </table:table-cell>
          <table:table-cell office:value-type="string">
            <text:p>Strength</text:p>
          </table:table-cell>
          <table:table-cell office:value-type="float" office:value="75">
            <text:p>75</text:p>
          </table:table-cell>
          <table:table-cell office:value-type="string">
            <text:p>StoneSkill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Miner</text:p>
          </table:table-cell>
          <table:table-cell table:formula="of:=&quot;(&quot; &amp;IF(AND(NOT(ISBLANK([.E11]));NOT(ISBLANK([.F11]))); &quot;(StatName=&quot;&amp;[.E11]&amp;&quot;, StatImportance=&quot;&amp;[.F11]&amp;&quot;)&quot;  &amp;IF(AND(NOT(ISBLANK([.G11]));NOT(ISBLANK([.H11])));  &quot;,(StatName=&quot;&amp;[.G11]&amp;&quot;, StatImportance=&quot;&amp;[.H11]&amp;&quot;)&quot;   &amp;IF(AND(NOT(ISBLANK([.G11]));NOT(ISBLANK([.H11])));   &quot;,(StatName=&quot;&amp;[.G11]&amp;&quot;, StatImportance=&quot;&amp;[.H11]&amp;&quot;)&quot;    &amp;IF(AND(NOT(ISBLANK([.I11]));NOT(ISBLANK([.J11])));    &quot;,(StatName=&quot;&amp;[.I11]&amp;&quot;, StatImportance=&quot;&amp;[.J11]&amp;&quot;)&quot;     &amp;IF(AND(NOT(ISBLANK([.K11]));NOT(ISBLANK([.L11])));     &quot;,(StatName=&quot;&amp;[.K11]&amp;&quot;, StatImportance=&quot;&amp;[.L11]&amp;&quot;)&quot;      &amp;IF(AND(NOT(ISBLANK([.M11]));NOT(ISBLANK([.N11])));      &quot;,(StatName=&quot;&amp;[.M11]&amp;&quot;, StatImportance=&quot;&amp;[.N11]&amp;&quot;)&quot;       &amp;IF(AND(NOT(ISBLANK([.O11]));NOT(ISBLANK([.P11])));       &quot;,(StatName=&quot;&amp;[.O11]&amp;&quot;, StatImportance=&quot;&amp;[.P11]&amp;&quot;)&quot;        &amp;IF(AND(NOT(ISBLANK([.Q11]));NOT(ISBLANK([.R11])));        &quot;,(StatName=&quot;&amp;[.Q11]&amp;&quot;, StatImportance=&quot;&amp;[.R11]&amp;&quot;)&quot;         &amp;IF(AND(NOT(ISBLANK([.S11]));NOT(ISBLANK([.T11])));         &quot;,(StatName=&quot;&amp;[.S11]&amp;&quot;, StatImportance=&quot;&amp;[.T11]&amp;&quot;)&quot;          &amp;IF(AND(NOT(ISBLANK([.U11]));NOT(ISBLANK([.V11])));          &quot;,(StatName=&quot;&amp;[.U11]&amp;&quot;, StatImportance=&quot;&amp;[.V1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50),(StatName=Dexterity, StatImportance=50),(StatName=Dexterity, StatImportance=50))">
            <text:p>((StatName=Strength, StatImportance=50),(StatName=Dexterity, StatImportance=50),(StatName=Dexterity, StatImportance=50))</text:p>
          </table:table-cell>
          <table:table-cell office:value-type="string">
            <text:p>Constitution</text:p>
          </table:table-cell>
          <table:table-cell office:value-type="float" office:value="65">
            <text:p>65</text:p>
          </table:table-cell>
          <table:table-cell office:value-type="string">
            <text:p>Strength</text:p>
          </table:table-cell>
          <table:table-cell office:value-type="float" office:value="50">
            <text:p>50</text:p>
          </table:table-cell>
          <table:table-cell office:value-type="string">
            <text:p>Dexterity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string">
            <text:p>Smelter</text:p>
          </table:table-cell>
          <table:table-cell table:formula="of:=&quot;(&quot; &amp;IF(AND(NOT(ISBLANK([.C12]));NOT(ISBLANK([.D12]))); &quot;(StatName=&quot;&amp;[.C12]&amp;&quot;, StatImportance=&quot;&amp;[.D12]&amp;&quot;)&quot;  &amp;IF(AND(NOT(ISBLANK([.G12]));NOT(ISBLANK([.H12])));  &quot;,(StatName=&quot;&amp;[.G12]&amp;&quot;, StatImportance=&quot;&amp;[.H12]&amp;&quot;)&quot;   &amp;IF(AND(NOT(ISBLANK([.G12]));NOT(ISBLANK([.H12])));   &quot;,(StatName=&quot;&amp;[.G12]&amp;&quot;, StatImportance=&quot;&amp;[.H12]&amp;&quot;)&quot;    &amp;IF(AND(NOT(ISBLANK([.I12]));NOT(ISBLANK([.J12])));    &quot;,(StatName=&quot;&amp;[.I12]&amp;&quot;, StatImportance=&quot;&amp;[.J12]&amp;&quot;)&quot;     &amp;IF(AND(NOT(ISBLANK([.K12]));NOT(ISBLANK([.L12])));     &quot;,(StatName=&quot;&amp;[.K12]&amp;&quot;, StatImportance=&quot;&amp;[.L12]&amp;&quot;)&quot;      &amp;IF(AND(NOT(ISBLANK([.M12]));NOT(ISBLANK([.N12])));      &quot;,(StatName=&quot;&amp;[.M12]&amp;&quot;, StatImportance=&quot;&amp;[.N12]&amp;&quot;)&quot;       &amp;IF(AND(NOT(ISBLANK([.O12]));NOT(ISBLANK([.P12])));       &quot;,(StatName=&quot;&amp;[.O12]&amp;&quot;, StatImportance=&quot;&amp;[.P12]&amp;&quot;)&quot;        &amp;IF(AND(NOT(ISBLANK([.Q12]));NOT(ISBLANK([.R12])));        &quot;,(StatName=&quot;&amp;[.Q12]&amp;&quot;, StatImportance=&quot;&amp;[.R12]&amp;&quot;)&quot;         &amp;IF(AND(NOT(ISBLANK([.S12]));NOT(ISBLANK([.T12])));         &quot;,(StatName=&quot;&amp;[.S12]&amp;&quot;, StatImportance=&quot;&amp;[.T12]&amp;&quot;)&quot;          &amp;IF(AND(NOT(ISBLANK([.U12]));NOT(ISBLANK([.V12])));          &quot;,(StatName=&quot;&amp;[.U12]&amp;&quot;, StatImportance=&quot;&amp;[.V1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MetalSkill, StatImportance=100),(StatName=Dexterity, StatImportance=80),(StatName=Dexterity, StatImportance=80))">
            <text:p>((StatName=MetalSkill, StatImportance=100),(StatName=Dexterity, StatImportance=80),(StatName=Dexterity, StatImportance=80))</text:p>
          </table:table-cell>
          <table:table-cell office:value-type="string">
            <text:p>MetalSkill</text:p>
          </table:table-cell>
          <table:table-cell office:value-type="float" office:value="100">
            <text:p>100</text:p>
          </table:table-cell>
          <table:table-cell office:value-type="string">
            <text:p>Intelligence</text:p>
          </table:table-cell>
          <table:table-cell office:value-type="float" office:value="90">
            <text:p>90</text:p>
          </table:table-cell>
          <table:table-cell office:value-type="string">
            <text:p>Dexterity</text:p>
          </table:table-cell>
          <table:table-cell office:value-type="float" office:value="80">
            <text:p>80</text:p>
          </table:table-cell>
        </table:table-row>
        <table:table-row table:style-name="ro3" table:number-rows-repeated="2">
          <table:table-cell/>
          <table:table-cell table:style-name="Default"/>
          <table:table-cell/>
          <table:table-cell table:style-name="ce18"/>
          <table:table-cell/>
          <table:table-cell table:style-name="ce18"/>
          <table:table-cell table:style-name="ce16"/>
          <table:table-cell table:style-name="ce18"/>
        </table:table-row>
        <table:table-row table:style-name="ro3" table:number-rows-repeated="6">
          <table:table-cell/>
          <table:table-cell table:style-name="Default"/>
          <table:table-cell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</table:table-row>
        <table:table-row table:style-name="ro3">
          <table:table-cell/>
          <table:table-cell table:style-name="Default"/>
          <table:table-cell/>
          <table:table-cell table:style-name="ce18"/>
          <table:table-cell/>
          <table:table-cell table:style-name="ce18"/>
          <table:table-cell table:style-name="ce16"/>
          <table:table-cell table:style-name="ce18"/>
        </table:table-row>
        <table:table-row table:style-name="ro3">
          <table:table-cell/>
          <table:table-cell table:style-name="Default"/>
          <table:table-cell/>
          <table:table-cell table:style-name="ce18"/>
          <table:table-cell/>
          <table:table-cell table:style-name="ce18"/>
          <table:table-cell table:style-name="ce16"/>
          <table:table-cell table:style-name="ce18"/>
        </table:table-row>
      </table:table>
      <table:table table:name="HarvesterJobTyp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0" table:number-columns-repeated="1022" table:default-cell-style-name="Default"/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HarvesterJobTypes</text:p>
          </table:table-cell>
          <table:table-cell table:style-name="ce13" office:value-type="string">
            <text:p>Planting</text:p>
          </table:table-cell>
          <table:table-cell table:style-name="ce13" office:value-type="string">
            <text:p>Tending</text:p>
          </table:table-cell>
          <table:table-cell table:style-name="ce12" office:value-type="string">
            <text:p>Harvesting</text:p>
          </table:table-cell>
          <table:table-cell table:style-name="ce13" office:value-type="string">
            <text:p>Polishing</text:p>
          </table:table-cell>
          <table:table-cell table:style-name="ce12"/>
          <table:table-cell table:style-name="ce13"/>
          <table:table-cell table:number-columns-repeated="1016"/>
        </table:table-row>
        <table:table-row table:style-name="ro4">
          <table:table-cell office:value-type="string">
            <text:p>Serf</text:p>
          </table:table-cell>
          <table:table-cell table:style-name="ce7" table:formula="of:=&quot;(&quot; &amp;&quot;(harvestingJobType=&quot;&amp;[.C$1]&amp;&quot;, doesJob=&quot;&amp;[.C2]&amp;&quot;),&quot; &amp;&quot;(harvestingJobType=&quot;&amp;[.D$1]&amp;&quot;, doesJob=&quot;&amp;[.D2]&amp;&quot;),&quot; &amp;&quot;(harvestingJobType=&quot;&amp;[.E$1]&amp;&quot;, doesJob=&quot;&amp;[.E2]&amp;&quot;),&quot; &amp;&quot;(harvestingJobType=&quot;&amp;[.F$1]&amp;&quot;, doesJob=&quot;&amp;[.F2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Builder</text:p>
          </table:table-cell>
          <table:table-cell table:style-name="ce7" table:formula="of:=&quot;(&quot; &amp;&quot;(harvestingJobType=&quot;&amp;[.C$1]&amp;&quot;, doesJob=&quot;&amp;[.C3]&amp;&quot;),&quot; &amp;&quot;(harvestingJobType=&quot;&amp;[.D$1]&amp;&quot;, doesJob=&quot;&amp;[.D3]&amp;&quot;),&quot; &amp;&quot;(harvestingJobType=&quot;&amp;[.E$1]&amp;&quot;, doesJob=&quot;&amp;[.E3]&amp;&quot;),&quot; &amp;&quot;(harvestingJobType=&quot;&amp;[.F$1]&amp;&quot;, doesJob=&quot;&amp;[.F3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Lumberjack</text:p>
          </table:table-cell>
          <table:table-cell table:style-name="ce7" table:formula="of:=&quot;(&quot; &amp;&quot;(harvestingJobType=&quot;&amp;[.C$1]&amp;&quot;, doesJob=&quot;&amp;[.C4]&amp;&quot;),&quot; &amp;&quot;(harvestingJobType=&quot;&amp;[.D$1]&amp;&quot;, doesJob=&quot;&amp;[.D4]&amp;&quot;),&quot; &amp;&quot;(harvestingJobType=&quot;&amp;[.E$1]&amp;&quot;, doesJob=&quot;&amp;[.E4]&amp;&quot;),&quot; &amp;&quot;(harvestingJobType=&quot;&amp;[.F$1]&amp;&quot;, doesJob=&quot;&amp;[.F4]&amp;&quot;)&quot; &amp;&quot;)&quot;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Carpenter</text:p>
          </table:table-cell>
          <table:table-cell table:style-name="ce7" table:formula="of:=&quot;(&quot; &amp;&quot;(harvestingJobType=&quot;&amp;[.C$1]&amp;&quot;, doesJob=&quot;&amp;[.C5]&amp;&quot;),&quot; &amp;&quot;(harvestingJobType=&quot;&amp;[.D$1]&amp;&quot;, doesJob=&quot;&amp;[.D5]&amp;&quot;),&quot; &amp;&quot;(harvestingJobType=&quot;&amp;[.E$1]&amp;&quot;, doesJob=&quot;&amp;[.E5]&amp;&quot;),&quot; &amp;&quot;(harvestingJobType=&quot;&amp;[.F$1]&amp;&quot;, doesJob=&quot;&amp;[.F5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Forester</text:p>
          </table:table-cell>
          <table:table-cell table:style-name="ce7" table:formula="of:=&quot;(&quot; &amp;&quot;(harvestingJobType=&quot;&amp;[.C$1]&amp;&quot;, doesJob=&quot;&amp;[.C6]&amp;&quot;),&quot; &amp;&quot;(harvestingJobType=&quot;&amp;[.D$1]&amp;&quot;, doesJob=&quot;&amp;[.D6]&amp;&quot;),&quot; &amp;&quot;(harvestingJobType=&quot;&amp;[.E$1]&amp;&quot;, doesJob=&quot;&amp;[.E6]&amp;&quot;),&quot; &amp;&quot;(harvestingJobType=&quot;&amp;[.F$1]&amp;&quot;, doesJob=&quot;&amp;[.F6]&amp;&quot;)&quot; &amp;&quot;)&quot;" office:value-type="string" office:string-value="((harvestingJobType=Planting, doesJob=true),(harvestingJobType=Tending, doesJob=false),(harvestingJobType=Harvesting, doesJob=false),(harvestingJobType=Polishing, doesJob=false))">
            <text:p>((harvestingJobType=Planting, doesJob=true),(harvestingJobType=Tending, doesJob=false),(harvestingJobType=Harvesting, doesJob=false),(harvestingJobType=Polishing, doesJob=false))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Farmer</text:p>
          </table:table-cell>
          <table:table-cell table:style-name="ce7" table:formula="of:=&quot;(&quot; &amp;&quot;(harvestingJobType=&quot;&amp;[.C$1]&amp;&quot;, doesJob=&quot;&amp;[.C7]&amp;&quot;),&quot; &amp;&quot;(harvestingJobType=&quot;&amp;[.D$1]&amp;&quot;, doesJob=&quot;&amp;[.D7]&amp;&quot;),&quot; &amp;&quot;(harvestingJobType=&quot;&amp;[.E$1]&amp;&quot;, doesJob=&quot;&amp;[.E7]&amp;&quot;),&quot; &amp;&quot;(harvestingJobType=&quot;&amp;[.F$1]&amp;&quot;, doesJob=&quot;&amp;[.F7]&amp;&quot;)&quot; &amp;&quot;)&quot;" office:value-type="string" office:string-value="((harvestingJobType=Planting, doesJob=true),(harvestingJobType=Tending, doesJob=false),(harvestingJobType=Harvesting, doesJob=true),(harvestingJobType=Polishing, doesJob=true))">
            <text:p>((harvestingJobType=Planting, doesJob=true),(harvestingJobType=Tending, doesJob=false),(harvestingJobType=Harvesting, doesJob=true),(harvestingJobType=Polishing, doesJob=true))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Miller</text:p>
          </table:table-cell>
          <table:table-cell table:style-name="ce7" table:formula="of:=&quot;(&quot; &amp;&quot;(harvestingJobType=&quot;&amp;[.C$1]&amp;&quot;, doesJob=&quot;&amp;[.C8]&amp;&quot;),&quot; &amp;&quot;(harvestingJobType=&quot;&amp;[.D$1]&amp;&quot;, doesJob=&quot;&amp;[.D8]&amp;&quot;),&quot; &amp;&quot;(harvestingJobType=&quot;&amp;[.E$1]&amp;&quot;, doesJob=&quot;&amp;[.E8]&amp;&quot;),&quot; &amp;&quot;(harvestingJobType=&quot;&amp;[.F$1]&amp;&quot;, doesJob=&quot;&amp;[.F8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Baker</text:p>
          </table:table-cell>
          <table:table-cell table:style-name="ce7" table:formula="of:=&quot;(&quot; &amp;&quot;(harvestingJobType=&quot;&amp;[.C$1]&amp;&quot;, doesJob=&quot;&amp;[.C9]&amp;&quot;),&quot; &amp;&quot;(harvestingJobType=&quot;&amp;[.D$1]&amp;&quot;, doesJob=&quot;&amp;[.D9]&amp;&quot;),&quot; &amp;&quot;(harvestingJobType=&quot;&amp;[.E$1]&amp;&quot;, doesJob=&quot;&amp;[.E9]&amp;&quot;),&quot; &amp;&quot;(harvestingJobType=&quot;&amp;[.F$1]&amp;&quot;, doesJob=&quot;&amp;[.F9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Mason</text:p>
          </table:table-cell>
          <table:table-cell table:style-name="ce7" table:formula="of:=&quot;(&quot; &amp;&quot;(harvestingJobType=&quot;&amp;[.C$1]&amp;&quot;, doesJob=&quot;&amp;[.C10]&amp;&quot;),&quot; &amp;&quot;(harvestingJobType=&quot;&amp;[.D$1]&amp;&quot;, doesJob=&quot;&amp;[.D10]&amp;&quot;),&quot; &amp;&quot;(harvestingJobType=&quot;&amp;[.E$1]&amp;&quot;, doesJob=&quot;&amp;[.E10]&amp;&quot;),&quot; &amp;&quot;(harvestingJobType=&quot;&amp;[.F$1]&amp;&quot;, doesJob=&quot;&amp;[.F10]&amp;&quot;)&quot; &amp;&quot;)&quot;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Miner</text:p>
          </table:table-cell>
          <table:table-cell table:style-name="ce7" table:formula="of:=&quot;(&quot; &amp;&quot;(harvestingJobType=&quot;&amp;[.C$1]&amp;&quot;, doesJob=&quot;&amp;[.C11]&amp;&quot;),&quot; &amp;&quot;(harvestingJobType=&quot;&amp;[.D$1]&amp;&quot;, doesJob=&quot;&amp;[.D11]&amp;&quot;),&quot; &amp;&quot;(harvestingJobType=&quot;&amp;[.E$1]&amp;&quot;, doesJob=&quot;&amp;[.E11]&amp;&quot;),&quot; &amp;&quot;(harvestingJobType=&quot;&amp;[.F$1]&amp;&quot;, doesJob=&quot;&amp;[.F11]&amp;&quot;)&quot; &amp;&quot;)&quot;" office:value-type="string" office:string-value="((harvestingJobType=Planting, doesJob=false),(harvestingJobType=Tending, doesJob=false),(harvestingJobType=Harvesting, doesJob=true),(harvestingJobType=Polishing, doesJob=true))">
            <text:p>((harvestingJobType=Planting, doesJob=false),(harvestingJobType=Tending, doesJob=false),(harvestingJobType=Harvesting, doesJob=true),(harvestingJobType=Polishing, doesJob=true))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1018"/>
        </table:table-row>
        <table:table-row table:style-name="ro3">
          <table:table-cell office:value-type="string">
            <text:p>Smelter</text:p>
          </table:table-cell>
          <table:table-cell table:style-name="ce7" table:formula="of:=&quot;(&quot; &amp;&quot;(harvestingJobType=&quot;&amp;[.C$1]&amp;&quot;, doesJob=&quot;&amp;[.C12]&amp;&quot;),&quot; &amp;&quot;(harvestingJobType=&quot;&amp;[.D$1]&amp;&quot;, doesJob=&quot;&amp;[.D12]&amp;&quot;),&quot; &amp;&quot;(harvestingJobType=&quot;&amp;[.E$1]&amp;&quot;, doesJob=&quot;&amp;[.E12]&amp;&quot;),&quot; &amp;&quot;(harvestingJobType=&quot;&amp;[.F$1]&amp;&quot;, doesJob=&quot;&amp;[.F12]&amp;&quot;)&quot; &amp;&quot;)&quot;" office:value-type="string" office:string-value="((harvestingJobType=Planting, doesJob=false),(harvestingJobType=Tending, doesJob=false),(harvestingJobType=Harvesting, doesJob=false),(harvestingJobType=Polishing, doesJob=false))">
            <text:p>((harvestingJobType=Planting, doesJob=false),(harvestingJobType=Tending, doesJob=false),(harvestingJobType=Harvesting, doesJob=false),(harvestingJobType=Polishing, doesJob=false))</text:p>
          </table:table-cell>
          <table:table-cell table:number-columns-repeated="4" office:value-type="string">
            <text:p>false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10.01.2019</text:date>, <text:time>20:4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31M56S</meta:editing-duration>
    <meta:editing-cycles>92</meta:editing-cycles>
    <meta:generator>OpenOffice/4.1.3$Win32 OpenOffice.org_project/413m1$Build-9783</meta:generator>
    <dc:date>2019-01-10T20:43:46.32</dc:date>
    <dc:creator>Felix </dc:creator>
    <meta:document-statistic meta:table-count="6" meta:cell-count="916" meta:object-count="0"/>
    <meta:user-defined meta:name="Info 1"/>
    <meta:user-defined meta:name="Info 2"/>
    <meta:user-defined meta:name="Info 3"/>
    <meta:user-defined meta:name="Info 4"/>
  </office:meta>
</office:document-meta>
</file>